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2 – Part 2</text:p>
      <text:p text:style-name="Standard"/>
      <text:p text:style-name="Standard">Write a class called SudokuBoard&lt;yourName&gt;. <text:s/>This class provides the data structure and the functionality of a sudoku board. </text:p>
      <text:p text:style-name="Standard">An instance of this class creates a sudoku board as a linear array, called boardCells, whose size is computed using the two parameters it receives representing the boxWidth and the boxHeight of a Sudoku board.</text:p>
      <text:p text:style-name="Standard">Write methods for each of the following tasks. Each method takes a cell number in boardCells as a parameter, and returns </text:p>
      <text:list xml:id="list3698943958379684259" text:style-name="WWNum1">
        <text:list-item>
          <text:p text:style-name="P1">the row to which the cell belongs in the 2D form of the Sudoku board;</text:p>
        </text:list-item>
        <text:list-item>
          <text:p text:style-name="P1">the column to which the cell belongs in the 2D form of the Sudoku board;</text:p>
        </text:list-item>
        <text:list-item>
          <text:p text:style-name="P1">the value in the cell; and</text:p>
        </text:list-item>
        <text:list-item>
          <text:p text:style-name="P1">the box in which the cell lies in the 2D form of the Sudoku board. </text:p>
        </text:list-item>
      </text:list>
      <text:p text:style-name="Standard">Write “get” methods for each of the variables boxWidth, boxHeight, boardSize (i.e. the number of rows or columns in the Sudoku board), and numberOfCells in the Sudoku board. <text:s/></text:p>
      <text:p text:style-name="Standard">Write a toString() to print the sudoku board in 2D format.</text:p>
      <text:p text:style-name="Standard">Write a “set” method to set the value of a given cell in boardCells to a given integer.</text:p>
      <text:p text:style-name="Standard"><text:bookmark text:name="_GoBack"/>Recall that the (i, j)th cell in an n X n (read: <text:s/>n by n) array corresponds to the cell at index <text:s/>i * n + j in a linear array. </text:p>
      <text:p text:style-name="P2">read() - done</text:p>
      <text:p text:style-name="P2">getHeight() - done</text:p>
      <text:p text:style-name="Standard"><text:span text:style-name="T1">getWidth() - done</text:span></text:p>
      <text:p text:style-name="P2">getBoardSize() - done</text:p>
      <text:p text:style-name="P2">getNumCells() - done</text:p>
      <text:p text:style-name="P2">getCellValue() - done</text:p>
      <text:p text:style-name="P2">printBoard – done</text:p>
      <text:p text:style-name="P2">setValue - done</text:p>
      <text:p text:style-name="P2">box to which it belongs - done</text:p>
      <text:p text:style-name="P2">row to which it belongs - done</text:p>
      <text:p text:style-name="P2">col to which it belongs -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lathur Rajasethupathy</meta:initial-creator>
    <meta:editing-cycles>6</meta:editing-cycles>
    <meta:creation-date>2018-01-18T16:07:00</meta:creation-date>
    <dc:date>2018-02-19T13:26:46.77</dc:date>
    <meta:editing-duration>PT1M39S</meta:editing-duration>
    <meta:generator>OpenOffice/4.1.3$Win32 OpenOffice.org_project/413m1$Build-9783</meta:generator>
    <meta:document-statistic meta:table-count="0" meta:image-count="0" meta:object-count="0" meta:page-count="1" meta:paragraph-count="23" meta:word-count="267" meta:character-count="1397"/>
    <meta:user-defined meta:name="AppVersion">16.0000</meta:user-defined>
    <meta:user-defined meta:name="Company">The College at Brockpo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